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mlHttpMessageConverter.transform( Source source , 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HttpMessageConverter.AbstractXml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HttpMessageConverter.writeInternal( T t , HttpOutputMessage output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XmlHttpMessageConverter.readInternal( Class &lt; ? extends T &gt; clazz , HttpInputMessage input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